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2000000000B0000000BAD27F3F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Preformatted_20_Text">
      <style:text-properties fo:font-size="9pt" fo:font-style="normal" style:text-underline-style="none" style:font-size-asian="9pt" style:font-style-asian="normal" style:font-size-complex="9pt" style:font-style-complex="normal"/>
    </style:style>
    <style:style style:name="P5" style:family="paragraph" style:parent-style-name="Preformatted_20_Text">
      <style:text-properties fo:font-style="normal" style:text-underline-style="none"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Linux Biolinum" fo:font-size="10pt" style:font-size-asian="10pt"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top="0in" fo:margin-bottom="0.1in" style:contextual-spacing="false"/>
    </style:style>
    <style:style style:name="P12" style:family="paragraph" style:parent-style-name="Standard">
      <style:paragraph-properties fo:margin-top="0in" fo:margin-bottom="0in" style:contextual-spacing="false"/>
    </style:style>
    <style:style style:name="P13" style:family="paragraph" style:parent-style-name="Text_20_body">
      <style:paragraph-properties fo:margin-top="0in" fo:margin-bottom="0in" style:contextual-spacing="false"/>
    </style:style>
    <style:style style:name="P14" style:family="paragraph" style:parent-style-name="Standard" style:list-style-name="L1">
      <style:text-properties fo:font-style="normal" style:font-style-asian="normal" style:font-style-complex="normal"/>
    </style:style>
    <style:style style:name="P15" style:family="paragraph" style:parent-style-name="Standard" style:list-style-name="L8"/>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text-properties fo:font-style="normal" style:font-style-asian="normal" style:font-style-complex="normal"/>
    </style:style>
    <style:style style:name="P18" style:family="paragraph" style:parent-style-name="Text_20_body" style:list-style-name="L4">
      <style:text-properties fo:font-style="normal" style:font-style-asian="normal" style:font-style-complex="normal"/>
    </style:style>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list-style-name="L7">
      <style:text-properties fo:font-style="normal" style:font-style-asian="normal" style:font-style-complex="normal"/>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text-properties officeooo:rsid="000ccf1b" officeooo:paragraph-rsid="000ccf1b"/>
    </style:style>
    <style:style style:name="P29" style:family="paragraph" style:parent-style-name="Text_20_body" style:list-style-name="L13">
      <style:text-properties officeooo:rsid="000ccf1b" officeooo:paragraph-rsid="000ccf1b"/>
    </style:style>
    <style:style style:name="P30" style:family="paragraph" style:parent-style-name="Text_20_body" style:list-style-name="L14">
      <style:text-properties officeooo:rsid="000e4bfa" officeooo:paragraph-rsid="000e4bfa"/>
    </style:style>
    <style:style style:name="P31" style:family="paragraph" style:parent-style-name="Text_20_body">
      <style:text-properties officeooo:rsid="000fdd53" officeooo:paragraph-rsid="000fdd53"/>
    </style:style>
    <style:style style:name="P32" style:family="paragraph" style:parent-style-name="Text_20_body">
      <style:text-properties officeooo:rsid="0010d3c9" officeooo:paragraph-rsid="0010d3c9"/>
    </style:style>
    <style:style style:name="P33" style:family="paragraph" style:parent-style-name="Text_20_body">
      <style:text-properties officeooo:rsid="00117203" officeooo:paragraph-rsid="00117203"/>
    </style:style>
    <style:style style:name="P34" style:family="paragraph" style:parent-style-name="Text_20_body" style:list-style-name="L13">
      <style:text-properties officeooo:rsid="00117203" officeooo:paragraph-rsid="00117203"/>
    </style:style>
    <style:style style:name="P35" style:family="paragraph" style:parent-style-name="Text_20_body" style:list-style-name="L15">
      <style:text-properties officeooo:rsid="0013181a" officeooo:paragraph-rsid="0013181a"/>
    </style:style>
    <style:style style:name="P36" style:family="paragraph" style:parent-style-name="Text_20_body" style:list-style-name="L12">
      <style:text-properties fo:font-weight="bold" officeooo:rsid="000ccf1b" officeooo:paragraph-rsid="000ccf1b" style:font-weight-asian="bold" style:font-weight-complex="bold"/>
    </style:style>
    <style:style style:name="P37" style:family="paragraph" style:parent-style-name="Heading_20_2">
      <style:text-properties fo:font-style="normal" style:text-underline-style="none" style:font-style-asian="normal" style:font-style-complex="normal"/>
    </style:style>
    <style:style style:name="P38" style:family="paragraph" style:parent-style-name="Heading_20_3">
      <style:text-properties fo:font-style="normal" style:font-style-asian="normal" style:font-style-complex="normal"/>
    </style:style>
    <style:style style:name="P39" style:family="paragraph" style:parent-style-name="Heading_20_3">
      <style:text-properties fo:font-style="normal" style:text-underline-style="none" style:font-style-asian="normal" style:font-style-complex="normal"/>
    </style:style>
    <style:style style:name="P40" style:family="paragraph" style:parent-style-name="Heading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914e" style:font-style-asian="normal" style:font-style-complex="normal"/>
    </style:style>
    <style:style style:name="T5" style:family="text">
      <style:text-properties fo:font-style="normal" officeooo:rsid="0010d3c9" style:font-style-asian="normal" style:font-style-complex="normal"/>
    </style:style>
    <style:style style:name="T6" style:family="text">
      <style:text-properties fo:font-style="normal" officeooo:rsid="0013181a" style:font-style-asian="normal" style:font-style-complex="normal"/>
    </style:style>
    <style:style style:name="T7" style:family="text">
      <style:text-properties fo:font-style="normal" officeooo:rsid="00144668"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none"/>
    </style:style>
    <style:style style:name="T11" style:family="text">
      <style:text-properties style:font-name="Liberation Serif1"/>
    </style:style>
    <style:style style:name="T12" style:family="text">
      <style:text-properties style:font-name="Liberation Serif"/>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Text_20_body">Copyright <text:span text:style-name="T12">©</text:span><text:span text:style-name="T11"> </text:span>2014 Martin McClure</text:p>
      <text:p text:style-name="P9"><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Text_20_body">The date of the latest revision is:</text:p>
      <text:p text:style-name="P10"><text:date style:data-style-name="N84" text:date-value="2014-09-06T13:45:05.789933935" text:fixed="true">2014-09-06</text:date></text:p>
      <text:p text:style-name="Standard">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Standard"/>
      <text:p text:style-name="Standard">This is in largely random order for now...</text:p>
      <text:p text:style-name="Standard">But it <text:span text:style-name="T1">is</text:span><text:span text:style-name="T3"> information about the design of Mist. Primarily the design of Mist’s </text:span><text:span text:style-name="T1">implementation</text:span><text:span text:style-name="T3">, as opposed to its language design.</text:span></text:p>
      <text:p text:style-name="Standard"/>
      <text:h text:style-name="Heading_20_1" text:outline-level="1"><text:span text:style-name="T3">Project Values and Strategies/Tactics</text:span></text:h>
      <text:p text:style-name="P28"><text:span text:style-name="T3">The Mist project is guided by a set of values. The values are:</text:span></text:p>
      <text:list xml:id="list6482805910504115153" text:style-name="L12">
        <text:list-item>
          <text:p text:style-name="P36"><text:span text:style-name="T3">Simplicity</text:span></text:p>
        </text:list-item>
        <text:list-item>
          <text:p text:style-name="P36"><text:span text:style-name="T3">Consistency</text:span></text:p>
        </text:list-item>
        <text:list-item>
          <text:p text:style-name="P36"><text:span text:style-name="T3">Self-sufficiency</text:span></text:p>
        </text:list-item>
        <text:list-item>
          <text:p text:style-name="P36"><text:span text:style-name="T3">Speed</text:span></text:p>
        </text:list-item>
        <text:list-item>
          <text:p text:style-name="P36"><text:span text:style-name="T3">Craziness</text:span></text:p>
        </text:list-item>
      </text:list>
      <text:p text:style-name="P28"><text:span text:style-name="T3">We have strategies and tactics to help promote </text:span><text:span text:style-name="T5">some of these</text:span><text:span text:style-name="T3"> value</text:span><text:span text:style-name="T5">s</text:span><text:span text:style-name="T3">. Let’s look at each value in turn.</text:span></text:p>
      <text:h text:style-name="Heading_20_2" text:outline-level="2"><text:span text:style-name="T3">Simplicity</text:span></text:h>
      <text:p text:style-name="P28"><text:span text:style-name="T3">Simplicity is very difficult to achieve, but is very valuable. A major goal of the Mist project is to build a system that is significantly less complex than other Smalltalk and Smalltalk-like systems of similar power. Tactics:</text:span></text:p>
      <text:list xml:id="list8270439631730910903" text:style-name="L13">
        <text:list-item>
          <text:p text:style-name="P29"><text:span text:style-name="T3">Implement the </text:span><text:span text:style-name="T9">simplest thing first</text:span><text:span text:style-name="T3">.</text:span></text:p>
        </text:list-item>
        <text:list-item>
          <text:p text:style-name="P29"><text:soft-page-break/><text:span text:style-name="T9">Increase complexity only when needed</text:span><text:span text:style-name="T3"> for increased functionality, or to promote the other Mist values.</text:span></text:p>
        </text:list-item>
        <text:list-item>
          <text:p text:style-name="P29"><text:span text:style-name="T3">When possible, </text:span><text:span text:style-name="T9">measure the payoff</text:span><text:span text:style-name="T3">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34"><text:span text:style-name="T9">Spend memory freely</text:span><text:span text:style-name="T3">. Memory is not free, but it is orders of magnitude less expensive than it was when most Smalltalks were designed. We do not want to </text:span><text:span text:style-name="T1">waste</text:span><text:span text:style-name="T3"> memory, but if we can </text:span><text:span text:style-name="T1">buy</text:span><text:span text:style-name="T3"> simplicity (or another value, such as speed) by</text:span><text:span text:style-name="T1"> spending</text:span><text:span text:style-name="T3"> a reasonable amount of memory, we will do so.</text:span></text:p>
        </text:list-item>
      </text:list>
      <text:h text:style-name="Heading_20_2" text:outline-level="2"><text:span text:style-name="T3">Consistency</text:span></text:h>
      <text:p text:style-name="P28"><text:span text:style-name="T3">The desire for simplicity leads us to have a small number of design rules. The desire for consistency leads us to try to apply those rules uniformly across the entire system, avoiding special cases in which the usual rules don’t apply. In particular:</text:span></text:p>
      <text:list xml:id="list8012779690334892902" text:style-name="L14">
        <text:list-item>
          <text:p text:style-name="P30"><text:span text:style-name="T3">Mist will </text:span><text:span text:style-name="T9">not have reserved selectors</text:span><text:span text:style-name="T3">. </text:span><text:span text:style-name="T4">Most Smalltalk implementations optimize sends of #==, #ifTrue:, #to:by:do:, and others. Mist will not do this. This conceptual simplicity comes at the cost of some implementation complexity, which is covered later in this document.</text:span></text:p>
        </text:list-item>
      </text:list>
      <text:h text:style-name="Heading_20_2" text:outline-level="2"><text:span text:style-name="T4">S</text:span><text:span text:style-name="T3">elf-sufficiency</text:span></text:h>
      <text:p text:style-name="P31"><text:span text:style-name="T3">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7">For core functions, </text:span><text:span text:style-name="T3">Mist does not even </text:span><text:span text:style-name="T7">require</text:span><text:span text:style-name="T3"> libc.</text:span></text:p>
      <text:p text:style-name="P31"><text:span text:style-name="T3">Note that not </text:span><text:span text:style-name="T1">requiring</text:span><text:span text:style-name="T3">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Heading_20_2" text:outline-level="2"><text:span text:style-name="T3">Speed</text:span></text:h>
      <text:p text:style-name="P32"><text:span text:style-name="T3">We want Mist to be usable, so it </text:span><text:span text:style-name="T9">should be fast</text:span><text:span text:style-name="T3">, at least as fast as popular Smalltalk implementations. Since we want to keep complexity to a minimum, this means concentrating on optimizations that yield the biggest improvements relative to the added complexity.</text:span></text:p>
      <text:h text:style-name="Heading_20_2" text:outline-level="2"><text:span text:style-name="T3">Craziness</text:span></text:h>
      <text:p text:style-name="P33"><text:span text:style-name="T3">Larry Page has said, “If you aren’t doing some things that are crazy, you’re doing the wrong things.” </text:span><text:span text:style-name="T6">We interpret this as meaning that if no one thinks anything you’re doing is crazy, then you aren’t being innovative enough. However, if you get so crazy that </text:span><text:span text:style-name="T2">everyone</text:span><text:span text:style-name="T6"> thinks </text:span><text:span text:style-name="T2">everything</text:span><text:span text:style-name="T6"> you’re doing is crazy, you’re probably too far from the current state of the art to succeed. Tactics:</text:span></text:p>
      <text:list xml:id="list192452399150642030" text:style-name="L15">
        <text:list-item>
          <text:p text:style-name="P35"><text:soft-page-break/><text:span text:style-name="T9">Do the unconventional thing first</text:span><text:span text:style-name="T3">. </text:span><text:span text:style-name="T7">In selected areas of the design, i</text:span><text:span text:style-name="T3">f </text:span><text:span text:style-name="T7">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p text:style-name="P2"/>
      <text:h text:style-name="P40"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101477497527905332" text:style-name="L1">
        <text:list-item>
          <text:p text:style-name="P14">Single-threaded. Mist (initially) has no concurrency mechanism. There will be something later, likely a variant of the Actor model based on asynchronous message sending.</text:p>
        </text:list-item>
        <text:list-item>
          <text:p text:style-name="P14">Super/self. Mist has no super send, but there are somewhat similar special rules for self sends. In some cases, this allows self sends to be early-bound – that is, the invoked method can be determined at compile time.</text:p>
          <text:p text:style-name="P14"/>
        </text:list-item>
      </text:list>
      <text:h text:style-name="P40" text:outline-level="1">Deployment Models</text:h>
      <text:p text:style-name="P6">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2772732137555088870" text:style-name="L2">
        <text:list-item>
          <text:p text:style-name="P16">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16">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16"><text:soft-page-break/>Mist as a library. A Mist program defines some entry points, and is compiled as a .so shared object file. There is no “main” here, there are only entry points that can be called from a program written in any language.</text:p>
        </text:list-item>
        <text:list-item>
          <text:p text:style-name="P16">Mist scripts. A Mist executable image is created that can be the interpreter for a #! script. The script contains Mist source code which is compiled and executed by the Mist image.</text:p>
        </text:list-item>
      </text:list>
      <text:p text:style-name="P6">The executable image is the first model to be implemented, and the one covered in the most detail in this document.</text:p>
      <text:h text:style-name="P40" text:outline-level="1">Image Format</text:h>
      <text:p text:style-name="Text_20_body"><text:span text:style-name="T3">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3">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40" text:outline-level="1">Methods</text:h>
      <text:p text:style-name="P6">In a traditional Smalltalk implementation, most of the code of the system exists as bytecodes in instances of CompiledMethod. The virtual machine provides the rest of the code: </text:p>
      <text:list xml:id="list7450343807787064006" text:style-name="L3">
        <text:list-item>
          <text:p text:style-name="P17">A bytecode interpreter implementing language-level features like assigning to variables, sending messages, and returning from methods</text:p>
        </text:list-item>
        <text:list-item>
          <text:p text:style-name="P17">Memory management code, including object allocation and garbage collection</text:p>
        </text:list-item>
        <text:list-item>
          <text:p text:style-name="P17">Implementations of the primitive methods</text:p>
        </text:list-item>
      </text:list>
      <text:p text:style-name="P6">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6">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text:soft-page-break/>of the Fog tree before translation to machine code, so much of the code that does this should be reusable with other architectures.</text:p>
      <text:h text:style-name="P38" text:outline-level="3">Primitive Methods</text:h>
      <text:p text:style-name="P6">Mist, like Smalltalk, only supports a very few basic operations at the language level. All the language lets you do is:</text:p>
      <text:list xml:id="list1540339151376439829" text:style-name="L4">
        <text:list-item>
          <text:p text:style-name="P18">Specify a limited set of objects literally (numbers, strings, symbols, arrays, blocks...)</text:p>
        </text:list-item>
        <text:list-item>
          <text:p text:style-name="P18">Reference a few special constant objects (nil, true, false)</text:p>
        </text:list-item>
        <text:list-item>
          <text:p text:style-name="P18">Reference the implicit temporary variable “self”</text:p>
        </text:list-item>
        <text:list-item>
          <text:p text:style-name="P18">Declare formal parameters and temporary variables</text:p>
        </text:list-item>
        <text:list-item>
          <text:p text:style-name="P18">Reference variables (parameters, temporaries, instance, shared)</text:p>
        </text:list-item>
        <text:list-item>
          <text:p text:style-name="P18">Assign to assignable variables</text:p>
        </text:list-item>
        <text:list-item>
          <text:p text:style-name="P18">Send messages</text:p>
        </text:list-item>
        <text:list-item>
          <text:p text:style-name="P18">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3"> that perform other necessary low-level operations, such as adding two integers together, or making a system call to the OS kernel. </text:span></text:p>
      <text:p text:style-name="P6">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6">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6">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6">&gt;&gt;&gt;&lt;insert example primitive here&gt;</text:p>
      <text:h text:style-name="P40" text:outline-level="1"><text:soft-page-break/>Memory Management</text:h>
      <text:p text:style-name="P6">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6">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P6">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40" text:outline-level="1">Image Startup</text:h>
      <text:p text:style-name="P2"/>
      <text:p text:style-name="Standard"><text:span text:style-name="T3">The Mist image is an ELF64 executable. Its header object specifies that the entire file be loaded into memory at address 16r400000 and execution should start at an </text:span><text:span text:style-name="T1">initialization method</text:span><text:span text:style-name="T8">. </text:span></text:p>
      <text:p text:style-name="P3"/>
      <text:h text:style-name="P37" text:outline-level="2">Initial State</text:h>
      <text:h text:style-name="P39"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4">martin@mite /proc/23090 $ cat maps</text:p>
      <text:p text:style-name="P4">00400000-00402000 rwxp 00000000 08:03 12329631 <text:s text:c="25"/>&lt;path to image&gt;</text:p>
      <text:p text:style-name="P4">00402000-00502000 rwxp 00000000 00:00 0 <text:s text:c="33"/>[heap]</text:p>
      <text:p text:style-name="P4">7ffff7ffe000-7ffff7fff000 r-xp 00000000 00:00 0 <text:s text:c="25"/>[vdso]</text:p>
      <text:p text:style-name="P4">7ffffffdd000-7ffffffff000 rwxp 00000000 00:00 0 <text:s text:c="25"/>[stack]</text:p>
      <text:p text:style-name="P4">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text:soft-page-break/></text:p>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39" text:outline-level="3">Registers</text:h>
      <text:p text:style-name="P3">The contents of the general-purpose registers at startup looks like this:</text:p>
      <text:p text:style-name="P3"/>
      <text:p text:style-name="P5">(gdb) info registers</text:p>
      <text:p text:style-name="P5">rax <text:s text:c="11"/>0x0 <text:s text:c="5"/>0</text:p>
      <text:p text:style-name="P5">rbx <text:s text:c="11"/>0x0 <text:s text:c="5"/>0</text:p>
      <text:p text:style-name="P5">rcx <text:s text:c="11"/>0x0 <text:s text:c="5"/>0</text:p>
      <text:p text:style-name="P5">rdx <text:s text:c="11"/>0x0 <text:s text:c="5"/>0</text:p>
      <text:p text:style-name="P5">rsi <text:s text:c="11"/>0x0 <text:s text:c="5"/>0</text:p>
      <text:p text:style-name="P5">rdi <text:s text:c="11"/>0x0 <text:s text:c="5"/>0</text:p>
      <text:p text:style-name="P5">rbp <text:s text:c="11"/>0x0 <text:s text:c="5"/>0x0</text:p>
      <text:p text:style-name="P5">rsp <text:s text:c="11"/>0x7fffffffdac0 <text:s text:c="2"/>0x7fffffffdac0</text:p>
      <text:p text:style-name="P5">r8 <text:s text:c="12"/>0x0 <text:s text:c="5"/>0</text:p>
      <text:p text:style-name="P5">r9 <text:s text:c="12"/>0x0 <text:s text:c="5"/>0</text:p>
      <text:p text:style-name="P5">r10 <text:s text:c="11"/>0x0 <text:s text:c="5"/>0</text:p>
      <text:p text:style-name="P5">r11 <text:s text:c="11"/>0x0 <text:s text:c="5"/>0</text:p>
      <text:p text:style-name="P5">r12 <text:s text:c="11"/>0x0 <text:s text:c="5"/>0</text:p>
      <text:p text:style-name="P5">r13 <text:s text:c="11"/>0x0 <text:s text:c="5"/>0</text:p>
      <text:p text:style-name="P5">r14 <text:s text:c="11"/>0x0 <text:s text:c="5"/>0</text:p>
      <text:p text:style-name="P5">r15 <text:s text:c="11"/>0x0 <text:s text:c="5"/>0</text:p>
      <text:p text:style-name="P5">rip <text:s text:c="11"/>0x4001b1 0x4001b1</text:p>
      <text:p text:style-name="P5">eflags <text:s text:c="8"/>0x202 <text:s text:c="3"/>[ IF ]</text:p>
      <text:p text:style-name="P5">cs <text:s text:c="12"/>0x33 <text:s text:c="4"/>51</text:p>
      <text:p text:style-name="P5">ss <text:s text:c="12"/>0x2b <text:s text:c="4"/>43</text:p>
      <text:p text:style-name="P5">ds <text:s text:c="12"/>0x0 <text:s text:c="5"/>0</text:p>
      <text:p text:style-name="P5">es <text:s text:c="12"/>0x0 <text:s text:c="5"/>0</text:p>
      <text:p text:style-name="P5">fs <text:s text:c="12"/>0x0 <text:s text:c="5"/>0</text:p>
      <text:p text:style-name="P5">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39" text:outline-level="3"><text:soft-page-break/>Stack</text:h>
      <text:p text:style-name="P7">The kernel puts the arguments and environment variables of the process into the area after the stack pointer. The 64-bit word pointed to by rsp is the argument count.</text:p>
      <text:p text:style-name="P5">(gdb) x/g 0x7fffffffdac0</text:p>
      <text:p text:style-name="P5">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5">(gdb) x/4g 0x7fffffffdac0</text:p>
      <text:p text:style-name="P5">0x7fffffffdac0: 0x3 <text:s text:c="4"/>0x7fffffffde6b</text:p>
      <text:p text:style-name="P5">0x7fffffffdad0: 0x7fffffffde9d <text:s/>0x7fffffffdea1</text:p>
      <text:p text:style-name="P5"/>
      <text:p text:style-name="P3">They’re pointers into farther into the stuff in the stack area. They should point to null-terminated strings.</text:p>
      <text:p text:style-name="P3"/>
      <text:p text:style-name="P5">(gdb) x/s 0x7fffffffde6b</text:p>
      <text:p text:style-name="P5">0x7fffffffde6b: "/home/martin/Projects/Mist/pharo3.0/shared/test42"</text:p>
      <text:p text:style-name="P5">(gdb) x/s 0x7fffffffde9d</text:p>
      <text:p text:style-name="P5">0x7fffffffde9d: "foo"</text:p>
      <text:p text:style-name="P5">(gdb) x/s 0x7fffffffdea1</text:p>
      <text:p text:style-name="P5">0x7fffffffdea1: "bar"</text:p>
      <text:p text:style-name="P3"/>
      <text:p text:style-name="P3">And indeed they do. So that’s how the arguments work, what about the environment? The environment is supposed to follow the arguments, after a zero word. Let’s see:</text:p>
      <text:p text:style-name="P3"/>
      <text:p text:style-name="P5">0x7fffffffdac0: 0x0000000000000003 <text:s text:c="5"/>0x00007fffffffde6b</text:p>
      <text:p text:style-name="P5">0x7fffffffdad0: 0x00007fffffffde9d <text:s text:c="5"/>0x00007fffffffdea1</text:p>
      <text:p text:style-name="P5">0x7fffffffdae0: 0x0000000000000000 <text:s text:c="5"/>0x00007fffffffdea5</text:p>
      <text:p text:style-name="P3"/>
      <text:p text:style-name="P3">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5">(gdb) x/s 0x00007fffffffefb0</text:p>
      <text:p text:style-name="P5">0x7fffffffefb0: "OPENCL_PROFILE=nvidia"</text:p>
      <text:p text:style-name="P5"/>
      <text:p text:style-name="P1"><text:span text:style-name="T10">But – </text:span><text:span text:style-name="T8">We still have some unaccounted space. What is this?</text:span></text:p>
      <text:p text:style-name="P3"/>
      <text:p text:style-name="P5">0x7fffffffdd00: 0x00007fffffffefb0 <text:s text:c="5"/>0x0000000000000000</text:p>
      <text:p text:style-name="P5">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5">0x7fffffffdd00: 0x00007fffffffefb0 <text:s text:c="5"/>0x0000000000000000</text:p>
      <text:p text:style-name="P5">0x7fffffffdd10: 0x0000000000000021 <text:s text:c="5"/>0x00007ffff7ffe000</text:p>
      <text:p text:style-name="P5">0x7fffffffdd20: 0x0000000000000010 <text:s text:c="5"/>0x00000000bfebfbff</text:p>
      <text:p text:style-name="P5"><text:soft-page-break/>0x7fffffffdd30: 0x0000000000000006 <text:s text:c="5"/>0x0000000000001000</text:p>
      <text:p text:style-name="P5">0x7fffffffdd40: 0x0000000000000011 <text:s text:c="5"/>0x0000000000000064</text:p>
      <text:p text:style-name="P5">0x7fffffffdd50: 0x0000000000000003 <text:s text:c="5"/>0x0000000000400040</text:p>
      <text:p text:style-name="P5">0x7fffffffdd60: 0x0000000000000004 <text:s text:c="5"/>0x0000000000000038</text:p>
      <text:p text:style-name="P5">0x7fffffffdd70: 0x0000000000000005 <text:s text:c="5"/>0x0000000000000001</text:p>
      <text:p text:style-name="P5">0x7fffffffdd80: 0x0000000000000007 <text:s text:c="5"/>0x0000000000000000</text:p>
      <text:p text:style-name="P5">0x7fffffffdd90: 0x0000000000000008 <text:s text:c="5"/>0x0000000000000000</text:p>
      <text:p text:style-name="P5">0x7fffffffdda0: 0x0000000000000009 <text:s text:c="5"/>0x00000000004001b0</text:p>
      <text:p text:style-name="P5">0x7fffffffddb0: 0x000000000000000b <text:s text:c="5"/>0x00000000000003e8</text:p>
      <text:p text:style-name="P5">0x7fffffffddc0: 0x000000000000000c <text:s text:c="5"/>0x00000000000003e8</text:p>
      <text:p text:style-name="P5">0x7fffffffddd0: 0x000000000000000d <text:s text:c="5"/>0x00000000000003e8</text:p>
      <text:p text:style-name="P5">0x7fffffffdde0: 0x000000000000000e <text:s text:c="5"/>0x00000000000003e8</text:p>
      <text:p text:style-name="P5">0x7fffffffddf0: 0x0000000000000017 <text:s text:c="5"/>0x0000000000000000</text:p>
      <text:p text:style-name="P5">0x7fffffffde00: 0x0000000000000019 <text:s text:c="5"/>0x00007fffffffde49</text:p>
      <text:p text:style-name="P5">0x7fffffffde10: 0x000000000000001f <text:s text:c="5"/>0x00007fffffffefc6</text:p>
      <text:p text:style-name="P5">0x7fffffffde20: 0x000000000000000f <text:s text:c="5"/>0x00007fffffffde59</text:p>
      <text:p text:style-name="P5">0x7fffffffde30: 0x0000000000000000 <text:s text:c="5"/>0x0000000000000000</text:p>
      <text:p text:style-name="P5">0x7fffffffde40: 0x0000000000000000 <text:s text:c="5"/>0x001d41f5d83fea00</text:p>
      <text:p text:style-name="P5">0x7fffffffde50: 0xa7b63b8fdfd1d49b <text:s text:c="5"/>0x0034365f36387868</text:p>
      <text:p text:style-name="P5">0x7fffffffde60: 0x0000000000000000 <text:s text:c="5"/>0x656d6f682f000000</text:p>
      <text:p text:style-name="P5"/>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37" text:outline-level="2">Startup Sequence</text:h>
      <text:p text:style-name="P3"/>
      <text:p text:style-name="P3"/>
      <text:p text:style-name="P3"/>
      <text:p text:style-name="P3">The initialization method is special in that it never returns, since it has no sender. </text:p>
      <text:p text:style-name="P3"/>
      <text:p text:style-name="P3">&gt;&gt;&gt; needs completion</text:p>
      <text:p text:style-name="P3"/>
      <text:p text:style-name="P3"/>
      <text:h text:style-name="Heading_20_1" text:outline-level="1">No-Virtual-Machine Gotchas</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4067975019433251446" text:style-name="L5">
        <text:list-item>
          <text:p text:style-name="P21"><text:soft-page-break/><text:span text:style-name="T3">Method lookup is done by executing Mist code. Therefore, to avoid infinite recursion, the Mist code used to look up methods in dictionaries must </text:span><text:span text:style-name="T1">not </text:span><text:span text:style-name="T3">do any method lookups, even though it does (of course) send messages. See the Method Lookup section.</text:span></text:p>
        </text:list-item>
        <text:list-item>
          <text:p text:style-name="P19">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Text_20_body"><text:span text:style-name="T3">These requirements can get a little tricky, but there are solutions. See the sections referenced above.</text:span></text:p>
      <text:h text:style-name="P40" text:outline-level="1">Blocks</text:h>
      <text:p text:style-name="Text_20_body"><text:span text:style-name="T3">Starting with Smalltalk-80, messages to code </text:span><text:span text:style-name="T1">blocks</text:span><text:span text:style-name="T3">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3">, in general, is a function that captures the variables in its environment. To see what that means in the context of Mist, let’s look at an example.</text:span></text:p>
      <text:p text:style-name="P8">Block example 1</text:p>
      <text:p text:style-name="Standard"><text:span text:style-name="Code">gcMark</text:span></text:p>
      <text:p text:style-name="Standard"><text:span text:style-name="Code"><text:s text:c="3"/>isGcMarked ifFalse: [isGcMarked := true.</text:span></text:p>
      <text:p text:style-name="Standard"><text:span text:style-name="Code"><text:s text:c="24"/>self allReferencesDo: [:each | each gcMark]].</text:span></text:p>
      <text:p text:style-name="Text_20_body">This, incidentally, is the heart of the “mark” part of a mark-sweep garbage collector such as Mist’s. The method sends one message, <text:span text:style-name="Code">#ifFalse:</text:span>, to an instance variable of the receiver, <text:span text:style-name="Code">isGcMarked</text:span>. The argument to the message is given as a <text:span text:style-name="T1">block constructor</text:span><text:span text:style-name="T3">,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Code">each</text:span><text:span text:style-name="T3">, and sends that argument one message, </text:span><text:span text:style-name="Code">gcMark</text:span><text:span text:style-name="T3">. It does not make reference to any other variables. The outer block, however, does reference variables from the environment in which it is defined. It references </text:span><text:span text:style-name="Code">self</text:span><text:span text:style-name="T3">, and an instance variable of </text:span><text:span text:style-name="Code">self</text:span><text:span text:style-name="T3">, </text:span><text:span text:style-name="Code">isGcMarked</text:span><text:span text:style-name="T3">. In general, code within a block constructor may refer to any of the following variables and constants in its environment:</text:span></text:p>
      <text:list xml:id="list6773919478507203050" text:style-name="L6">
        <text:list-item>
          <text:p text:style-name="P22">Its own formal parameters</text:p>
        </text:list-item>
        <text:list-item>
          <text:p text:style-name="P22">Its own declared temporary variables</text:p>
        </text:list-item>
        <text:list-item>
          <text:p text:style-name="P22">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22"><text:soft-page-break/>Formal parameters and temporary variables declared in the method in which it appears. </text:p>
        </text:list-item>
        <text:list-item>
          <text:p text:style-name="P22"><text:span text:style-name="T3">The pseudo-variable </text:span><text:span text:style-name="Code">self</text:span>, indicating the receiver of the message which caused the invocation of the method in which the block constructor appears.</text:p>
        </text:list-item>
        <text:list-item>
          <text:p text:style-name="P22">Any instance variable of <text:span text:style-name="Code">self</text:span>.</text:p>
        </text:list-item>
        <text:list-item>
          <text:p text:style-name="P22"><text:span text:style-name="T3">Any module constant of the module in which the method’s class is defined.</text:span></text:p>
        </text:list-item>
      </text:list>
      <text:p text:style-name="Text_20_body">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P8">Block example 2</text:p>
      <text:p text:style-name="Standard"><text:span text:style-name="Code">newCounter</text:span></text:p>
      <text:p text:style-name="Standard"><text:span text:style-name="Code"><text:s text:c="3"/>| count |</text:span></text:p>
      <text:p text:style-name="Standard"><text:span text:style-name="Code"><text:s text:c="3"/>count := 0.</text:span></text:p>
      <text:p text:style-name="Standard"><text:span text:style-name="Code"><text:s text:c="3"/>^[count := count + 1].</text:span></text:p>
      <text:p text:style-name="Text_20_body">When you send <text:span text:style-name="Code">#newCounter</text:span>, what is answered is a block which closes over the variable <text:span text:style-name="Code">count</text:span>, with the value of <text:span text:style-name="Code">count</text:span> initialized to zero. Subsequently, each time you send <text:span text:style-name="Code">#value</text:span> to this block, it increments <text:span text:style-name="Code">count</text:span> and answers the incremented value. Each time you send <text:span text:style-name="Code">#newCounter</text:span>, you get back a new block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garbage collected.</text:p>
      <text:p text:style-name="Text_20_body"><text:span text:style-name="T3">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span></text:p>
      <text:list xml:id="list1540191048601774326" text:style-name="L7">
        <text:list-item>
          <text:p text:style-name="P23"><text:span text:style-name="T3">For each block constructor in a method (or in a block constructor), the compiler creates an anonymous block closure class, extending a base closure class with a single method which implements the code in the body of the block constructor.</text:span></text:p>
        </text:list-item>
        <text:list-item>
          <text:p text:style-name="P23"><text:span text:style-name="T3">The compiler also creates an anonymous shared variable class with an instance variable for self, and instance variables for each formal parameter or temporary variable declared in the method or block constructor.</text:span></text:p>
        </text:list-item>
        <text:list-item>
          <text:p text:style-name="P23"><text:soft-page-break/><text:span text:style-name="T3">The compiler inserts code at the beginning of the method or block to create an instance of the shared variable class and initialize it with the values of the formal parameters.</text:span></text:p>
        </text:list-item>
        <text:list-item>
          <text:p text:style-name="P20">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p>
        </text:list-item>
        <text:list-item>
          <text:p text:style-name="P20">In the code of the method or enclosing block, all references to temporary variables must be replaced with getter or setter message sends directed to the shared variable instance.</text:p>
        </text:list-item>
        <text:list-item>
          <text:p text:style-name="P20">In the code of the enclosed block, all references to variables from the outer context must be replaced with getter or setter message sends directed to the shared variable instance.</text:p>
        </text:list-item>
        <text:list-item>
          <text:p text:style-name="P23"><text:span text:style-name="T3">In the code of the enclosed block, the pseudo-variable </text:span><text:span text:style-name="Code">self</text:span><text:span text:style-name="T3">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23"><text:span text:style-name="T3">In the code of the enclosed block, references to instance variables must be handled specially. It can get a reference to </text:span><text:span text:style-name="Code">self</text:span><text:span text:style-name="T3"> from the shared variable instance, but to retrieve or modify instance variables of that object it must send getter and setter messages to that stored </text:span><text:span text:style-name="Code">self</text:span><text:span text:style-name="T3">. If the setter and getter methods do not exist, the compiler must create private ones for this use.</text:span></text:p>
        </text:list-item>
      </text:list>
      <text:p text:style-name="P6">Block example 2, then, would be transformed by the compiler into something like this:</text:p>
      <text:p text:style-name="Text_20_body"><text:span text:style-name="T3">&lt;sharedVariableClass&gt; for </text:span><text:span text:style-name="Code">#newCounter</text:span><text:span text:style-name="T3"> has at least two instance variables: </text:span><text:span text:style-name="Code">slf</text:span><text:span text:style-name="T3"> and </text:span><text:span text:style-name="Code">count</text:span><text:span text:style-name="T3">. (</text:span><text:span text:style-name="Code">self</text:span><text:span text:style-name="T3"> from the outer context is represented as </text:span><text:span text:style-name="Code">slf</text:span><text:span text:style-name="T3"> since </text:span><text:span text:style-name="Code">self</text:span><text:span text:style-name="T3"> is one of the few reserved words in Mist and therefore cannot be used to name an instance variable.)</text:span></text:p>
      <text:p text:style-name="Standard"><text:span text:style-name="Code">slf</text:span></text:p>
      <text:p text:style-name="Standard"><text:span text:style-name="Code"><text:s text:c="3"/>^slf.</text:span></text:p>
      <text:p text:style-name="Standard"/>
      <text:p text:style-name="Standard"><text:span text:style-name="Code">slf: anObject</text:span></text:p>
      <text:p text:style-name="Standard"><text:span text:style-name="Code"><text:s text:c="3"/>slf := anObject.</text:span></text:p>
      <text:p text:style-name="Standard"><text:span text:style-name="Code"><text:s text:c="3"/>^slf.</text:span></text:p>
      <text:p text:style-name="Standard"/>
      <text:p text:style-name="Standard"><text:span text:style-name="Code">count</text:span></text:p>
      <text:p text:style-name="Standard"><text:span text:style-name="Code"><text:s text:c="3"/>^count.</text:span></text:p>
      <text:p text:style-name="Standard"/>
      <text:p text:style-name="Standard"><text:span text:style-name="Code">count: anObject</text:span></text:p>
      <text:p text:style-name="Standard"><text:span text:style-name="Code"><text:s text:c="3"/>count := anObject.</text:span></text:p>
      <text:p text:style-name="Standard"><text:span text:style-name="Code"><text:s text:c="3"/>^count.</text:span></text:p>
      <text:p text:style-name="Text_20_body">&lt;closureClass&gt; for the block in #newCounter. Has one instance variable, sharedContext.</text:p>
      <text:p text:style-name="Standard"><text:soft-page-break/><text:span text:style-name="Code">sharedContext: anObject</text:span></text:p>
      <text:p text:style-name="Standard"><text:span text:style-name="Code"><text:s text:c="3"/>sharedContext := anObject.</text:span></text:p>
      <text:p text:style-name="Standard"/>
      <text:p text:style-name="Standard"><text:span text:style-name="Code">value</text:span></text:p>
      <text:p text:style-name="Standard"><text:span text:style-name="Code"><text:s text:c="3"/>^sharedContext count: sharedContext count + 1.</text:span></text:p>
      <text:p text:style-name="Text_20_body">And <text:span text:style-name="Code">#newCounter</text:span> itself ends up looking something like this (though it never takes this form in source code – the transformation is done in Fog):</text:p>
      <text:p text:style-name="Standard"><text:span text:style-name="Code">newCounter</text:span></text:p>
      <text:p text:style-name="Standard"><text:span text:style-name="Code"><text:s text:c="3"/>| sharedContext block1 |</text:span></text:p>
      <text:p text:style-name="Standard"><text:span text:style-name="Code"><text:s text:c="3"/>sharedContext := </text:span>&lt;sharedVariableClass&gt;<text:span text:style-name="Code"> new.</text:span></text:p>
      <text:p text:style-name="Standard"><text:span text:style-name="Code"><text:s text:c="3"/>sharedContext slf: self.</text:span></text:p>
      <text:p text:style-name="Standard"><text:span text:style-name="Code"><text:s text:c="3"/>block1 := &lt;closureClass&gt; new.</text:span></text:p>
      <text:p text:style-name="Standard"><text:span text:style-name="Code"><text:s text:c="3"/>block1 sharedContext: sharedContext.</text:span></text:p>
      <text:p text:style-name="Standard"><text:span text:style-name="Code"><text:s text:c="3"/>sharedContext count: 0.</text:span></text:p>
      <text:p text:style-name="Standard"><text:span text:style-name="Code"><text:s text:c="3"/>^block1.</text:span></text:p>
      <text:p text:style-name="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Text_20_body">Note that the block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h text:style-name="Heading_20_3" text:outline-level="3">Block elimination</text:h>
      <text:p text:style-name="Text_20_body">The most effective way to reduce the cost of a block might be to eliminate the block altogether, as long as what you replace it with is less costly. </text:p>
      <text:p text:style-name="Text_20_body">Most (if not all) Smalltalk implementations do static block elimination, eliminating some blocks at compile time when certain “restricted selectors” are used. For instance, <text:span text:style-name="Code">#ifTrue:</text:span> is typically restricted, so when the compiler is presented with code like this:</text:p>
      <text:p text:style-name="P11"><text:span text:style-name="Code"><text:s text:c="3"/>isActive ifTrue: [self deactivate].</text:span></text:p>
      <text:p text:style-name="Text_20_body">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Text_20_body">This approach has several drawbacks</text:p>
      <text:list xml:id="list8366796461577999725" text:style-name="L8">
        <text:list-item>
          <text:p text:style-name="P24"><text:soft-page-break/>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24">Worse, if you define <text:span text:style-name="Code">#ifTrue:</text:span> in some other class, this definition may be ignored, and you find that sending <text:span text:style-name="Code">#ifTrue:</text:span> to an instance results in a mustBeBoolean error instead of invocation of your <text:span text:style-name="Code">#ifTrue:</text:span> method. Even though the circumstances where it would be good programming practice to implement your own <text:span text:style-name="Code">#ifTrue:</text:span> method are vanishingly small, this exception to the normal language rules can be confusing, and clearly conflicts with the Mist project value of consistency.</text:p>
        </text:list-item>
        <text:list-item>
          <text:p text:style-name="P24">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15"><text:span text:style-name="Code">nand: aBlock</text:span></text:p>
          <text:p text:style-name="P15"><text:span text:style-name="Code"><text:s text:c="3"/>^(self and: aBlock) not.</text:span></text:p>
          <text:p text:style-name="P24">The compiler would not be able to eliminate the block, since the block is not a block constructor, but a block passed in as an argument.</text:p>
        </text:list-item>
      </text:list>
      <text:p text:style-name="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h text:style-name="Heading_20_3" text:outline-level="3">Blocks and the object allocation conundrum</text:h>
      <text:p text:style-name="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Text_20_body">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3"> must be done to break this cycle. One possibility is the...</text:span></text:p>
      <text:h text:style-name="Heading_20_3" text:outline-level="3"><text:span text:style-name="T3">Clean block optimization</text:span></text:h>
      <text:p text:style-name="Text_20_body"><text:span text:style-name="T3">One fairly obvious change that seems likely to improve the performance of the block implementation scheme shown above is to only share through a shared variable object those temporary variables that </text:span><text:soft-page-break/><text:span text:style-name="T3">are actually </text:span><text:span text:style-name="T1">referenced</text:span><text:span text:style-name="T3">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Text_20_body"><text:span text:style-name="T3">Of particular interest is the case where a block references </text:span><text:span text:style-name="T1">no</text:span><text:span text:style-name="T3"> variables that must be accessed through a shared variable object. This is the case if the block references only global constants, its own formal parameters, and the temporary variables declared within the block itself. Such blocks are often called </text:span><text:span text:style-name="T1">clean blocks</text:span><text:span text:style-name="T3">.</text:span><text:span text:style-name="T1"> </text:span><text:span text:style-name="T3">Any reference to </text:span><text:span text:style-name="Code">self</text:span><text:span text:style-name="T3">, <text:s/>or a formal parameter or temporary variable from an outer context, disqualifies a block from being considered clean.</text:span></text:p>
      <text:p text:style-name="P6">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P6">This gives us a clue to a possible solution to the object allocation conundrum. If all memory management code was written to use only clean blocks, the “we’re trying to allocate an object while allocating an object” recursion could be avoided. </text:p>
      <text:p text:style-name="Text_20_body"><text:span text:style-name="T3">However, the traditional flow-of-control messages like </text:span><text:span text:style-name="Code">#ifTrue:</text:span><text:span text:style-name="T3"> take a nilary (zero-argument) block. With no arguments, such a block is very limited in what it can do. One solution to this is to implement a very small set of rather inelegant messages like </text:span><text:span text:style-name="Code">#ifTrue:arg1:arg2:arg3:</text:span><text:span text:style-name="T3">, which would be implemented in class </text:span><text:span text:style-name="Code">True</text:span><text:span text:style-name="T3"> like this:</text:span></text:p>
      <text:list xml:id="list142549149995647" text:continue-numbering="true" text:style-name="L8">
        <text:list-header>
          <text:p text:style-name="P15"><text:span text:style-name="Code">ifTrue: aBlock arg1: arg1 arg2: arg2 arg3: arg3</text:span></text:p>
          <text:p text:style-name="P15"><text:span text:style-name="Code"><text:s text:c="3"/>^aBlock</text:span></text:p>
        </text:list-header>
      </text:list>
      <text:p text:style-name="Standard"><text:span text:style-name="Code"><text:tab/> <text:s text:c="5"/>value: arg1</text:span></text:p>
      <text:p text:style-name="Standard"><text:span text:style-name="Code"><text:tab/> <text:s text:c="5"/>value: arg2</text:span></text:p>
      <text:p text:style-name="Standard"><text:span text:style-name="Code"><text:tab/> <text:s text:c="5"/>value: arg3.</text:span></text:p>
      <text:p text:style-name="P11"/>
      <text:p text:style-name="P11">And whose implementation in class <text:span text:style-name="Code">False</text:span> would be just:</text:p>
      <text:list xml:id="list142549142825347" text:continue-numbering="true" text:style-name="L8">
        <text:list-header>
          <text:p text:style-name="P15"><text:span text:style-name="Code">ifTrue: aBlock arg1: arg1 arg2: arg2 arg3: arg3</text:span></text:p>
          <text:p text:style-name="P15"><text:span text:style-name="Code"><text:s text:c="3"/>^nil.</text:span></text:p>
        </text:list-header>
      </text:list>
      <text:p text:style-name="Text_20_body">This would work, although it’s a bit clunky. The above methods might be all that are required. We’d have to be careful to write all memory management code using only clean blocks.</text:p>
      <text:p text:style-name="Text_20_body">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block and send <text:span text:style-name="Code">#ifTrue:</text:span> to the receiver with the block as the argument. This may be a better long-term solution, but I think I want to wait until dynamic inlining of blocks is implemented to see how static inlining might fit into that.</text:p>
      <text:p text:style-name="Text_20_body"><text:soft-page-break/>Therefore, the initial plan is to go with the clunky clean blocks in memory management code.</text:p>
      <text:h text:style-name="Heading_20_3" text:outline-level="3">Copying block optimization</text:h>
      <text:p text:style-name="Text_20_body">Some Smalltalks implement another block optimization, the <text:span text:style-name="T1">copying block</text:span><text:span text:style-name="T3"> optimization. See </text:span><text:a xlink:type="simple" xlink:href="http://www.esug.org/data/Articles/misc/oopsla99-contexts.pdf"><text:span text:style-name="T3">http://www.esug.org/data/Articles/misc/oopsla99-contexts.pdf</text:span></text:a><text:span text:style-name="T3"> for one such implement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Text_20_body">Mist primitives are written directly in Fog, by writing Mist code that assembles the Fog tree.</text:p>
      <text:p text:style-name="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h text:style-name="Heading_20_2" text:outline-level="2">Front end</text:h>
      <text:list xml:id="list7124330679517862865" text:style-name="L9">
        <text:list-item>
          <text:p text:style-name="P25">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25">Replace textual names with references to actual variables (each variable is represented by an object). This pass checks that every variable name references a legally reachable variable.</text:p>
        </text:list-item>
        <text:list-item>
          <text:p text:style-name="P25">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25">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his pass <text:soft-page-break/>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h text:style-name="Heading_20_2" text:outline-level="2">Back end</text:h>
      <text:list xml:id="list4113476280759220267" text:style-name="L10">
        <text:list-item>
          <text:p text:style-name="P26">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26">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26">Traverse the Fog tree from left to right, emitting machine code. This, finally, translates the tree structure of Fog into the linear structure of machine code.</text:p>
        </text:list-item>
        <text:list-item>
          <text:p text:style-name="P26">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Text_20_body">Whenever a message is sent, the system must determine which method to execute. As in Smalltalk, which method to execute is a function of the class of the receiver and the message’s selector. At each <text:span text:style-name="T1">send site</text:span><text:span text:style-name="T3"> (place in code where a message is sent) the selector is known, since it is a constant. (I’m ignoring </text:span><text:span text:style-name="Code">#perform:</text:span><text:span text:style-name="T3">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Text_20_body"><text:span text:style-name="T3">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3">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Text_20_body"><text:span text:style-name="T3">For send sites that cannot determine the target method at compile time, we rely on the selector, since it </text:span><text:span text:style-name="T1">is</text:span><text:span text:style-name="T3">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text:span><text:soft-page-break/><text:span text:style-name="T3">selector. Each send site has a reference to the appropriate method dictionary compiled into it. At runtime, it sends a lookup message to the dictionary, which answers the address to call. So message sending works.</text:span></text:p>
      <text:p text:style-name="Text_20_body"><text:span text:style-name="T3">But </text:span><text:span text:style-name="T1">wait</text:span><text:span text:style-name="T3">, you might say! If you’re sending a message to a method dictionary every time you need to send a message, then how do you send the message to the method dictionary itself? Well, </text:span><text:span text:style-name="T1">that</text:span><text:span text:style-name="T3"> message send is hard-coded at the send site. But the lookup code of the method dictionary is itself written in Mist, so it must also send messages in order to do its job. </text:span></text:p>
      <text:p text:style-name="P6">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Text_20_body">&gt;&gt;&gt;Needs to be written</text:p>
      <text:h text:style-name="Heading_20_1" text:outline-level="1">Messages that are not understood</text:h>
      <text:p text:style-name="Text_20_body">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a bit like an oxymoron.</text:p>
      <text:p text:style-name="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Code">#perform:</text:span>, as usual, is a special case that is handled altogether differently.) The method for <text:span text:style-name="Code">#at:put:</text:span> would look something like this:</text:p>
      <text:list xml:id="list142548951083034" text:continue-list="list142549142825347" text:style-name="L8">
        <text:list-header>
          <text:p text:style-name="P15"><text:span text:style-name="Code">at: offset put: value</text:span></text:p>
          <text:p text:style-name="P15"><text:span text:style-name="Code"><text:s text:c="2"/>^self doesNotUnderstand: </text:span></text:p>
          <text:p text:style-name="P15"><text:span text:style-name="Code"><text:s text:c="4"/>(Message selector: #at:put: arguments: {offset. Value}).</text:span></text:p>
        </text:list-header>
      </text:list>
      <text:p text:style-name="Text_20_body">Because this method is invoked as if it was defined in the class of the receiver, <text:span text:style-name="Code">self</text:span> is bound to the object that received the original message.</text:p>
      <text:p text:style-name="Text_20_body">There’s also the question of what to do if the receiver does not understand <text:span text:style-name="Code">#doesNotUnderstand:</text:span>. According to the language definition, it is an error condition to not understand #doesNotUnderstand:, so the method dictionary for <text:span text:style-name="Code">#doesNotUnderstand:</text:span> has a special method for its default answer. This method signals an exception, which is handled (or not) by the normal mechanisms.</text:p>
      <text:h text:style-name="Heading_20_1" text:outline-level="1"><text:soft-page-break/>Private methods</text:h>
      <text:p text:style-name="Text_20_body">&gt;&gt;&gt;Needs to be written</text:p>
      <text:h text:style-name="Heading_20_1" text:outline-level="1">Teams</text:h>
      <text:p text:style-name="Text_20_body">&gt;&gt;&gt;Needs to be written</text:p>
      <text:h text:style-name="Heading_20_1" text:outline-level="1">Fog</text:h>
      <text:p text:style-name="Standard">&gt;&gt;&gt;Needs to be written</text:p>
      <text:h text:style-name="Heading_20_1" text:outline-level="1">Calling convention</text:h>
      <text:p text:style-name="Text_20_body">Mist does not use context objects as described in the Smalltalk blue book. Mist uses the hardware stack, as pointed to by the x86_64 <text:span text:style-name="Code">rsp</text:span> register. Mist does manage its own stack memory, rather than use the stack area that the OS gives it at launch. In Very Early Mist (that which exists today) the stack lives at the end of memory allocated at start. Later, Mist will most likely <text:span text:style-name="Code">mmap</text:span> an area of memory to use for the stack. </text:p>
      <text:p text:style-name="Text_20_body">Mist message sends, once the method to be invoked has been determined, are implemented as function calls. <text:span text:style-name="Code">self</text:span> is sent as an implicit first argument to the called method.</text:p>
      <text:p text:style-name="Text_20_body">Mist conforms (mostly) to the x86_64 calling convention documented in the <text:span text:style-name="T1">System V Application Binary Interface AMD64 Architecture Processor Supplement</text:span><text:span text:style-name="T3">, available at </text:span></text:p>
      <text:p text:style-name="Text_20_body"><text:a xlink:type="simple" xlink:href="http://www.x86-64.org/documentation/abi.pdf"><text:span text:style-name="T3">http://www.x86-64.org/documentation/abi.pdf</text:span></text:a></text:p>
      <text:p text:style-name="Text_20_body">This makes it easier to implement calls out to functions written in other languages, and calls in from other languages. Mist uses no frame pointer or base pointer, freeing <text:span text:style-name="Code">rbx</text:span> and <text:span text:style-name="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h text:style-name="P40" text:outline-level="1">Non-local returns</text:h>
      <text:p text:style-name="Text_20_body">When a message is sent, the evaluation of the method containing the message send is suspended and evaluation of another method is started. A normal, or <text:span text:style-name="T1">local</text:span><text:span text:style-name="T3">, return from a method continues the suspended evaluation of the method that sent the message that invoked the method that is returning, which is always the most-recently suspended evaluation. A </text:span><text:span text:style-name="T1">non-local return</text:span><text:span text:style-name="T3"> may return to a method activation that is deeper on the stack, without completing the intervening suspended method activations.</text:span></text:p>
      <text:p text:style-name="P6"><text:soft-page-break/>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3">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P6">The elements of the NLR stack are of two classes of objects, ReturnPoints and UnwindBlocks.</text:p>
      <text:p text:style-name="P6">A ReturnPoint contains an address within the hardware stack. To perform a non-local return, this value is stored in the hardware stack pointer, and the next normal return will return to that point on the stack. Details below.</text:p>
      <text:p text:style-name="P6">An UnwindBlock specifies a block that must be evaluated during a non-local return that will discard its point on the stack. An UnwindBlock is put on the NLR stack during the evaluation of the specified code.</text:p>
      <text:p text:style-name="Text_20_body"><text:span text:style-name="T3">Implementation of </text:span><text:span text:style-name="Code">#ensure:</text:span><text:span text:style-name="T3"> and </text:span><text:span text:style-name="Code">#ifCurtailed:</text:span><text:span text:style-name="T3"> is fairly simple. Approximate implementations:</text:span></text:p>
      <text:p text:style-name="P13"><text:span text:style-name="Code"><text:span text:style-name="T3"><text:s text:c="2"/></text:span></text:span><text:span text:style-name="Code">ifCurtailed: terminationBlock</text:span></text:p>
      <text:p text:style-name="P13"><text:span text:style-name="Code"><text:s text:c="4"/>| stackElement result |</text:span></text:p>
      <text:p text:style-name="P13"><text:span text:style-name="Code"><text:s text:c="4"/>stackElement := UnwindBlock for: terminationBlock.</text:span></text:p>
      <text:p text:style-name="P13"><text:span text:style-name="Code"><text:s text:c="4"/>NlrStack push: stackElement.</text:span></text:p>
      <text:p text:style-name="P13"><text:span text:style-name="Code"><text:s text:c="4"/>result := self value.</text:span></text:p>
      <text:p text:style-name="P13"><text:span text:style-name="Code"><text:s text:c="4"/>"We only get here if I returned normally"</text:span></text:p>
      <text:p text:style-name="P13"><text:span text:style-name="Code"><text:s text:c="4"/>NlrStack pop: stackElement.</text:span></text:p>
      <text:p text:style-name="P13"><text:span text:style-name="Code"><text:s text:c="4"/>^ result.</text:span></text:p>
      <text:p text:style-name="P13"/>
      <text:p text:style-name="P13"><text:span text:style-name="Code"><text:s text:c="2"/>ensure: terminationBlock</text:span></text:p>
      <text:p text:style-name="P13"><text:span text:style-name="Code"><text:s text:c="4"/>| result |</text:span></text:p>
      <text:p text:style-name="P13"><text:span text:style-name="Code"><text:s text:c="4"/>result := self ifCurtailed: terminationBlock.</text:span></text:p>
      <text:p text:style-name="P13"><text:span text:style-name="Code"><text:s text:c="4"/>"We only get here if I returned normally."</text:span></text:p>
      <text:p text:style-name="P13"><text:span text:style-name="Code"><text:s text:c="4"/>terminationBlock value.</text:span></text:p>
      <text:p text:style-name="P13"><text:span text:style-name="Code"><text:s text:c="4"/>^ result.</text:span></text:p>
      <text:p text:style-name="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P12"><text:soft-page-break/><text:span text:style-name="Code"><text:s text:c="2"/>foo</text:span></text:p>
      <text:p text:style-name="P13"><text:span text:style-name="Code"><text:s text:c="4"/>self isBar ifTrue: [^ 'yep'].</text:span></text:p>
      <text:p text:style-name="P13"><text:span text:style-name="Code"><text:s text:c="4"/>self beBar.</text:span></text:p>
      <text:p text:style-name="P13"><text:span text:style-name="Code"><text:s text:c="4"/>^ 'converted'.</text:span></text:p>
      <text:p text:style-name="Text_20_body">This would be translated by the compiler to the Fog equivalent of something like:</text:p>
      <text:p text:style-name="P12"><text:span text:style-name="Code"><text:s text:c="2"/>foo</text:span></text:p>
      <text:p text:style-name="P12"><text:span text:style-name="Code"><text:s text:c="4"/>| stackPointerValue returnPoint |</text:span></text:p>
      <text:p text:style-name="P12"><text:span text:style-name="Code"><text:s text:c="4"/>stackPointerValue := Stack pointerValueLess: 3.</text:span></text:p>
      <text:p text:style-name="P12"><text:span text:style-name="Code"><text:s text:c="4"/>returnPoint := ReturnPoint returningTo: stackPointerValue.</text:span></text:p>
      <text:p text:style-name="P13"><text:span text:style-name="Code"><text:s text:c="4"/>self isBar ifTrue: [returnPoint return: 'yep'].</text:span></text:p>
      <text:p text:style-name="P13"><text:span text:style-name="Code"><text:s text:c="4"/>self beBar.</text:span></text:p>
      <text:p text:style-name="P13"><text:span text:style-name="Code"><text:s text:c="4"/>returnPoint invalidateAndPop.</text:span></text:p>
      <text:p text:style-name="P13"><text:span text:style-name="Code"><text:s text:c="4"/>^ 'converted'.</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pointer on entry to make room for some number of stack-based temporary variables, and <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Text_20_body">The <text:span text:style-name="Code">#returningTo:</text:span> message creates a ReturnPoint instance with the given value for the stack pointer, and pushes it onto the NLR stack. Sending <text:span text:style-name="Code">#invalidateAndPop</text:span> to the ReturnPoint lets it know that it should signal an error on any attempt to return through it, since the context it would return from is no longer valid, and pops it from the NLR stack.</text:p>
      <text:p text:style-name="Text_20_body">The remaining piece of the non-local-return puzzle is the implementation of <text:span text:style-name="Code">#return:</text:span> in ReturnPoint. It might look something like this:</text:p>
      <text:p text:style-name="P12"><text:span text:style-name="Code"><text:s text:c="2"/>return: anObject</text:span></text:p>
      <text:p text:style-name="P12"><text:span text:style-name="Code"><text:s text:c="4"/>isValid </text:span></text:p>
      <text:p text:style-name="P12"><text:span text:style-name="Code"><text:s text:c="6"/>ifFalse: [self error]</text:span></text:p>
      <text:p text:style-name="P12"><text:span text:style-name="Code"><text:s text:c="6"/>ifTrue: [NlrStack unwindTo: self.</text:span></text:p>
      <text:p text:style-name="P13"><text:span text:style-name="Code"><text:s text:c="15"/>Stack setStackPointerTo: savedStackPointer </text:span></text:p>
      <text:p text:style-name="P13"><text:span text:style-name="Code"><text:s text:c="20"/>andReturn: anObject].</text:span></text:p>
      <text:p text:style-name="P13"><text:span text:style-name="Code"><text:s text:c="4"/>"The send above does not return to here."</text:span></text:p>
      <text:p text:style-name="Text_20_body"><text:span text:style-name="Code"><text:s/></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Text_20_body">Some more approximate code to help visualize how this all fits together...</text:p>
      <text:p text:style-name="Text_20_body">In NlrStack class:</text:p>
      <text:p text:style-name="P12"><text:span text:style-name="Code"><text:s text:c="2"/>unwindTo: anNlrStackElement</text:span></text:p>
      <text:p text:style-name="P12"><text:span text:style-name="Code"><text:s text:c="4"/>topElement unwindTo: anNlrStackElement.</text:span></text:p>
      <text:p text:style-name="P12"/>
      <text:p text:style-name="Text_20_body"><text:soft-page-break/>In ReturnPoint:</text:p>
      <text:p text:style-name="P12"><text:span text:style-name="Code"><text:s text:c="2"/>unwindTo: anNlrStackElement</text:span></text:p>
      <text:p text:style-name="P12"><text:span text:style-name="Code"><text:s text:c="4"/>self invalidateAndPop.</text:span></text:p>
      <text:p text:style-name="P12"><text:span text:style-name="Code"><text:s text:c="4"/>^anNlrStackElement == self</text:span></text:p>
      <text:p text:style-name="Text_20_body"><text:span text:style-name="Code"><text:s text:c="6"/>ifFalse: [nextElement unwindTo: anNlrStackElement].</text:span></text:p>
      <text:p text:style-name="Text_20_body">In UnwindBlock:</text:p>
      <text:p text:style-name="P12"><text:span text:style-name="Code"><text:s text:c="2"/>unwindTo: anNlrStackElement</text:span></text:p>
      <text:p text:style-name="P12"><text:span text:style-name="Code"><text:s text:c="4"/>self invalidateAndPop.</text:span></text:p>
      <text:p text:style-name="P12"><text:span text:style-name="Code"><text:s text:c="4"/>terminationBlock value.</text:span></text:p>
      <text:p text:style-name="P12"><text:span text:style-name="Code"><text:s text:c="4"/>^anNlrStackElement == self</text:span></text:p>
      <text:p text:style-name="P12"><text:span text:style-name="Code"><text:s text:c="6"/>ifFalse: [nextElement unwindTo: anNlrStackElement].</text:span></text:p>
      <text:p text:style-name="P12"/>
      <text:h text:style-name="Heading_20_1" text:outline-level="1">Exceptions</text:h>
      <text:p text:style-name="Text_20_body">Exceptions in Mist are intended to have the same semantics as ANSI Smalltalk exceptions, though minor deviations might become necessary due to differences between Mist and Smalltalk.</text:p>
      <text:p text:style-name="Text_20_body">Most exception functionality is provided by the class ExceptionHandler. This class defines at least the following instance variables:</text:p>
      <text:list xml:id="list1537207749544197411" text:style-name="L11">
        <text:list-item>
          <text:p text:style-name="P27">exceptionSelector<text:line-break/>An exception class or exception set specifying which exceptions I am willing to handle.</text:p>
        </text:list-item>
        <text:list-item>
          <text:p text:style-name="P27">nextHandler<text:line-break/>When searching for an exception handler, the next handler to be searched.</text:p>
        </text:list-item>
        <text:list-item>
          <text:p text:style-name="P27">exception<text:line-break/>While handling an exception, this is the exception being handled.</text:p>
        </text:list-item>
        <text:list-item>
          <text:p text:style-name="P27">isOuter<text:line-break/>Boolean, true if I am handling an exception and I was chosen to handle the exception directly or indirectly due to another handler sending #outer to the exception.</text:p>
        </text:list-item>
        <text:list-item>
          <text:p text:style-name="P27">isValid<text:line-break/>(maybe)</text:p>
        </text:list-item>
        <text:list-item>
          <text:p text:style-name="P27">needsRetry<text:line-break/>Boolean, true if my protected block needs to be evaluated. Initially true, set to false upon the first evaluation of the protected block, set to true upon the exception being sent #retry or #retryUsing:</text:p>
        </text:list-item>
        <text:list-item>
          <text:p text:style-name="P27">actionBlock<text:line-break/>The block that is the argument to the do: keyword of #on:do:. I evaluate this block if I am called upon to handle an exception. </text:p>
        </text:list-item>
        <text:list-item>
          <text:p text:style-name="P27"><text:soft-page-break/>returnBlock<text:line-break/>This block, if evaluated, performs a non-local return from the protected block. It is evaluated during processing of #return:, #retry, and #retryUsing to truncate and unwind the stack.</text:p>
        </text:list-item>
        <text:list-item>
          <text:p text:style-name="P27">protectedBlock<text:line-break/>The block to be evaluated while being prepared to handle some set of exceptions.</text:p>
        </text:list-item>
        <text:list-item>
          <text:p text:style-name="P27">actionUnwindBlock<text:line-break/>This block, if evaluated, performs a non-local return from the action block. It is evaluated during processing of #resume:.</text:p>
        </text:list-item>
        <text:list-item>
          <text:p text:style-name="P27">signalingEnvironment<text:line-break/>The handler that was the exception environment (first handler to be searched) when the exception I am handling was signaled.</text:p>
        </text:list-item>
      </text:list>
      <text:h text:style-name="Heading_20_2" text:outline-level="2">Establishing handlers</text:h>
      <text:p text:style-name="Text_20_body">Exception handlers are established by sending <text:span text:style-name="Code">#on:do:</text:span> to a <text:span text:style-name="T1">protected block</text:span><text:span text:style-name="T3">. For the duration of the evaluation of the protected block, the exceptions specified by the argument to on: will be handled by the block sent as an argument to do:. This would be implemented something like this:</text:span></text:p>
      <text:p text:style-name="P12">In closure classes: </text:p>
      <text:p text:style-name="P12"><text:span text:style-name="Code"/></text:p>
      <text:p text:style-name="P12"><text:span text:style-name="Code">on: exceptionSelector do: actionBlock</text:span></text:p>
      <text:p text:style-name="P12"><text:span text:style-name="Code"><text:s text:c="4"/>| handler |</text:span></text:p>
      <text:p text:style-name="P12"><text:span text:style-name="Code"><text:s text:c="4"/>handler := ExceptionHandler</text:span></text:p>
      <text:p text:style-name="P12"><text:span text:style-name="Code"><text:s text:c="17"/>withExceptionSelector: exceptionSelector</text:span></text:p>
      <text:p text:style-name="P12"><text:span text:style-name="Code"><text:s text:c="17"/>actionBlock: actionBlock</text:span></text:p>
      <text:p text:style-name="P12"><text:span text:style-name="Code"><text:s text:c="17"/>protectedBlock: self.</text:span></text:p>
      <text:p text:style-name="P12"><text:span text:style-name="Code"><text:s text:c="4"/>handler nextHandler: ExceptionHandler exceptionEnvironment.</text:span></text:p>
      <text:p text:style-name="P12"><text:span text:style-name="Code"><text:s text:c="4"/>ExceptionHandler exceptionEnvironment: handler.</text:span></text:p>
      <text:p text:style-name="P12"><text:span text:style-name="Code"><text:s text:c="4"/>^[handler evaluateProtectedBlock] ensure: [handler invalidateAndPop].</text:span></text:p>
      <text:p text:style-name="P12"><text:span text:style-name="Code"/></text:p>
      <text:p text:style-name="P12">In ExceptionHandler:</text:p>
      <text:p text:style-name="P12"><text:span text:style-name="Code"/></text:p>
      <text:p text:style-name="P12"><text:span text:style-name="Code">evaluateProtectedBlock</text:span></text:p>
      <text:p text:style-name="P12"><text:span text:style-name="Code"><text:s text:c="2"/>| result |</text:span></text:p>
      <text:p text:style-name="P12"><text:span text:style-name="Code"><text:s text:c="2"/>needsRetry := true.</text:span></text:p>
      <text:p text:style-name="P12"><text:span text:style-name="Code"><text:s text:c="2"/>[needsRetry] whileTrue: [result := self innerEvaluate].</text:span></text:p>
      <text:p text:style-name="P12"><text:span text:style-name="Code"><text:s text:c="2"/>^result.</text:span></text:p>
      <text:p text:style-name="P12"><text:span text:style-name="Code"/></text:p>
      <text:p text:style-name="P12"><text:span text:style-name="Code">innerEvaluate</text:span></text:p>
      <text:p text:style-name="P12"><text:span text:style-name="Code"><text:s text:c="3"/>needsRetry := false.</text:span></text:p>
      <text:p text:style-name="P12"><text:span text:style-name="Code"><text:s text:c="3"/>returnBlock := [:returnValue | ^ returnValue].</text:span></text:p>
      <text:p text:style-name="P12"><text:span text:style-name="Code"><text:s text:c="3"/>^ protectedBlock value.</text:span></text:p>
      <text:p text:style-name="P12"><text:span text:style-name="Code"><text:s text:c="3"/></text:span></text:p>
      <text:p text:style-name="Text_20_body">During the evaluation of the protected block (the receiver of <text:span text:style-name="Code">#on:do:</text:span>) the ExceptionHandler is in the handler search tree, with an action block to evaluate in case one of the exceptions in the exceptionSelector is signaled. It also has a returnBlock which the handler can use to terminate evaluation of the protected block if it likes. </text:p>
      <text:h text:style-name="Heading_20_2" text:outline-level="2"><text:soft-page-break/>Signaling an exception</text:h>
      <text:p text:style-name="Text_20_body">An exception is signaled by sending it <text:span text:style-name="Code">#signal</text:span>. Its response is to search up the handler tree for a handler, and to evaluate that handler’s action block. If no handler for this exception’s class is found, the exception is sent <text:span text:style-name="Code">#defaultAction</text:span>. It could be implemented something like this:</text:p>
      <text:p text:style-name="Text_20_body">In exceptions:</text:p>
      <text:p text:style-name="P12"><text:span text:style-name="Code"><text:s text:c="2"/>signal</text:span></text:p>
      <text:p text:style-name="P12"><text:span text:style-name="Code"><text:s text:c="4"/>| result |</text:span></text:p>
      <text:p text:style-name="P12"><text:span text:style-name="Code"><text:s text:c="4"/>handler := ExceptionHandler findHandlerFor: self.</text:span></text:p>
      <text:p text:style-name="P12"><text:span text:style-name="Code"><text:s text:c="4"/>result := [handler handle: self] ensure: [handler := nil].</text:span></text:p>
      <text:p text:style-name="P12"><text:span text:style-name="Code"><text:s text:c="4"/>“If we reach here, the handler has resumed.”</text:span></text:p>
      <text:p text:style-name="P12"><text:span text:style-name="Code"><text:s text:c="4"/>self isResumable ifFalse: [self error].</text:span></text:p>
      <text:p text:style-name="P12"><text:span text:style-name="Code"><text:s text:c="4"/>^ result.</text:span></text:p>
      <text:p text:style-name="P12"/>
      <text:p text:style-name="P12">In ExceptionHandler:</text:p>
      <text:p text:style-name="P12"><text:span text:style-name="Code"><text:s text:c="2"/></text:span></text:p>
      <text:p text:style-name="P12"><text:span text:style-name="Code"><text:s text:c="2"/>handle: anException</text:span></text:p>
      <text:p text:style-name="P12"><text:span text:style-name="Code"><text:s text:c="4"/>exception := anException.</text:span></text:p>
      <text:p text:style-name="P12"><text:span text:style-name="Code"><text:s text:c="4"/>signalingEnvironment := ExceptionHandler exceptionEnvironment.</text:span></text:p>
      <text:p text:style-name="Standard"><text:span text:style-name="Code"><text:s text:c="4"/>ExceptionHandler exceptionEnvironment: nextHandler.</text:span></text:p>
      <text:p text:style-name="P12"><text:span text:style-name="Code"><text:s text:c="4"/>actionUnwindBlock := [:returnValue | ^ returnValue].</text:span></text:p>
      <text:p text:style-name="P12"><text:span text:style-name="Code"><text:s text:c="4"/>“The actionBlock may not return. If it does, the value </text:span></text:p>
      <text:p text:style-name="P12"><text:span text:style-name="Code"><text:s text:c="5"/>it answers must be answered from the #on:do: that established</text:span></text:p>
      <text:p text:style-name="P12"><text:span text:style-name="Code"><text:s text:c="5"/>my actionBlock.”</text:span></text:p>
      <text:p text:style-name="P12"><text:span text:style-name="Code"><text:s text:c="4"/>[self return: (actionBlock value: anException)] ensure: [self reset].</text:span></text:p>
      <text:p text:style-name="P12"><text:span text:style-name="Code"><text:s text:c="4"/>“Flow of control never gets here.”</text:span></text:p>
      <text:p text:style-name="P12"><text:span text:style-name="Code"><text:s text:c="3"/></text:span></text:p>
      <text:p text:style-name="P12">reset needs to set isValid to false, isOuter to false, exception to nil...</text:p>
      <text:p text:style-name="P12"><text:span text:style-name="Code"><text:s/></text:span></text:p>
      <text:p text:style-name="Text_20_body"/>
      <text:h text:style-name="Heading_20_2" text:outline-level="2">Finding a handler</text:h>
      <text:p text:style-name="Text_20_body">To find a handler for a signaled exception, the ExceptionHandler class sends <text:span text:style-name="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Code">#defaultAction</text:span> to the exception instead of having an action block to evaluate.</text:p>
      <text:p text:style-name="Text_20_body">In ExceptionHandler class:</text:p>
      <text:p text:style-name="P12"><text:span text:style-name="Code"><text:s text:c="2"/>findHandlerFor: anException</text:span></text:p>
      <text:p text:style-name="P12"><text:span text:style-name="Code"><text:s text:c="4"/>^ exceptionEnvironment findHandlerFor: anException.</text:span></text:p>
      <text:p text:style-name="P12"><text:soft-page-break/><text:span text:style-name="Code"/></text:p>
      <text:p text:style-name="Text_20_body">In ExceptionHandler:</text:p>
      <text:p text:style-name="P12"><text:span text:style-name="Code"><text:s text:c="2"/>findHandlerFor: anException</text:span></text:p>
      <text:p text:style-name="P12"><text:span text:style-name="Code"><text:s text:c="4"/>^ self handles: anException </text:span></text:p>
      <text:p text:style-name="P12"><text:span text:style-name="Code"><text:s text:c="8"/>ifTrue: [self]</text:span></text:p>
      <text:p text:style-name="P12"><text:span text:style-name="Code"><text:s text:c="8"/>ifFalse: [nextHandler findHandlerFor: anException]. <text:s/></text:span></text:p>
      <text:h text:style-name="Heading_20_2" text:outline-level="2">Handler actions</text:h>
      <text:p text:style-name="Text_20_body">These are messages that can be sent to exceptions from within an action block. They are not valid to send at other times.</text:p>
      <text:h text:style-name="Heading_20_3" text:outline-level="3">Return</text:h>
      <text:p text:style-name="Text_20_body">When the message <text:span text:style-name="Code">#return</text:span> or <text:span text:style-name="Code">#return:</text:span> is sent to an exception from within a handler's action block, the stack is unwound to the point where <text:span text:style-name="Code">#on:do:</text:span> was sent, and the specified value (or nil) is answered from the <text:span text:style-name="Code">#on:do:</text:span> send. </text:p>
      <text:p text:style-name="Text_20_body">In exceptions:</text:p>
      <text:p text:style-name="P12"><text:span text:style-name="Code"><text:s text:c="2"/>return</text:span></text:p>
      <text:p text:style-name="P12"><text:span text:style-name="Code"><text:s text:c="4"/>self return: nil.</text:span></text:p>
      <text:p text:style-name="P12"><text:span text:style-name="Code"/></text:p>
      <text:p text:style-name="P12"><text:span text:style-name="Code"><text:s text:c="2"/>return: returnValue</text:span></text:p>
      <text:p text:style-name="P12"><text:span text:style-name="Code"><text:s text:c="4"/>“Can only send this from within an action block.”</text:span></text:p>
      <text:p text:style-name="P12"><text:span text:style-name="Code"><text:s text:c="4"/>self validHandler return: returnValue.</text:span></text:p>
      <text:p text:style-name="P12"/>
      <text:p text:style-name="P12"><text:span text:style-name="Code"><text:s text:c="2"/>isHandled</text:span></text:p>
      <text:p text:style-name="P12"><text:span text:style-name="Code"><text:s text:c="4"/>^ handler ~~ nil.</text:span></text:p>
      <text:p text:style-name="P12"><text:span text:style-name="Code"/></text:p>
      <text:p text:style-name="P12"><text:span text:style-name="Code"><text:s text:c="2"/>validHandler</text:span></text:p>
      <text:p text:style-name="P12"><text:span text:style-name="Code"><text:s text:c="4"/>^ self isHandled ifTrue: [handler] ifFalse: [self error]</text:span></text:p>
      <text:p text:style-name="P12"><text:span text:style-name="Code"/></text:p>
      <text:p text:style-name="P12">In ExceptionHandler:<text:span text:style-name="Code"> </text:span></text:p>
      <text:p text:style-name="P12"><text:span text:style-name="Code"/></text:p>
      <text:p text:style-name="P12"><text:span text:style-name="Code"><text:s text:c="2"/>return: returnValue</text:span></text:p>
      <text:p text:style-name="P12"><text:span text:style-name="Code"><text:s text:c="4"/>returnBlock value: returnValue.</text:span></text:p>
      <text:p text:style-name="P12"><text:span text:style-name="Code"><text:s text:c="4"/>“The send above does not return to here.”</text:span></text:p>
      <text:h text:style-name="Heading_20_3" text:outline-level="3">Resume</text:h>
      <text:p text:style-name="Text_20_body">When the message <text:span text:style-name="Code">#resume</text:span> or <text:span text:style-name="Code">#resume:</text:span> is sent to an exception from within a handler's action block, the specified resumption value (or nil) is answered from the <text:span text:style-name="Code">#signal</text:span>, <text:span text:style-name="Code">#signal:</text:span>, or <text:span text:style-name="Code">#outer</text:span> message that caused this handler to be invoked, after unwinding the stack to that point. If the exception is not resumable, it is only valid to send <text:span text:style-name="Code">#resume</text:span> or <text:span text:style-name="Code">#resume:</text:span> within a handler block that is invoked as the result of <text:span text:style-name="Code">#outer</text:span>.</text:p>
      <text:p text:style-name="Text_20_body">In exceptions:</text:p>
      <text:p text:style-name="P12"><text:span text:style-name="Code"><text:s text:c="2"/>resume</text:span></text:p>
      <text:p text:style-name="P12"><text:span text:style-name="Code"><text:s text:c="4"/>self resume: nil.</text:span></text:p>
      <text:p text:style-name="P12"><text:span text:style-name="Code"/></text:p>
      <text:p text:style-name="P12"><text:soft-page-break/><text:span text:style-name="Code"><text:s text:c="2"/>resume: resumptionValue</text:span></text:p>
      <text:p text:style-name="P12"><text:span text:style-name="Code"><text:s text:c="4"/>“Can only send this from within an action block.”</text:span></text:p>
      <text:p text:style-name="P12"><text:span text:style-name="Code"><text:s text:c="4"/>self validHandler resume: resumptionValue.</text:span></text:p>
      <text:p text:style-name="P12"><text:span text:style-name="Code"/></text:p>
      <text:p text:style-name="P12">In ExceptionHandler:</text:p>
      <text:p text:style-name="P12"><text:span text:style-name="Code"/></text:p>
      <text:p text:style-name="P12"><text:span text:style-name="Code"><text:s text:c="2"/>resume: resumptionValue</text:span></text:p>
      <text:p text:style-name="P12"><text:span text:style-name="Code"><text:s text:c="4"/>^ (isOuter or: [exception isResumable]) </text:span></text:p>
      <text:p text:style-name="P12"><text:span text:style-name="Code"><text:s text:c="8"/>ifTrue: [actionUnwindBlock value: resumptionValue]</text:span></text:p>
      <text:p text:style-name="P12"><text:span text:style-name="Code"><text:s text:c="8"/>ifFalse: [self error]</text:span></text:p>
      <text:p text:style-name="P12"><text:span text:style-name="Code"/></text:p>
      <text:p text:style-name="Standard">Here, we once again use non-local return in order to unwind the stack. In this case, we're only unwinding any unwind blocks invoked by the exception action block.</text:p>
      <text:h text:style-name="Heading_20_3" text:outline-level="3">Pass</text:h>
      <text:p text:style-name="Text_20_body">When the message <text:span text:style-name="Code">#pass</text:span> is sent to an exception from within a handler's action block, we act as though that handler had never been found, and search again starting with the next handler in the search order.</text:p>
      <text:p text:style-name="Text_20_body">In exceptions:</text:p>
      <text:p text:style-name="P12"><text:span text:style-name="Code"><text:s text:c="2"/>pass</text:span></text:p>
      <text:p text:style-name="P12"><text:span text:style-name="Code"><text:s text:c="4"/>^ self validHandler pass.</text:span></text:p>
      <text:p text:style-name="P12"><text:span text:style-name="Code"/></text:p>
      <text:p text:style-name="P12">In ExceptionHandler:</text:p>
      <text:p text:style-name="P12"><text:span text:style-name="Code"/></text:p>
      <text:p text:style-name="P12"><text:span text:style-name="Code"><text:s text:c="2"/>pass</text:span></text:p>
      <text:p text:style-name="P12"><text:span text:style-name="Code"><text:s text:c="4"/>| newHandler |</text:span></text:p>
      <text:p text:style-name="P12"><text:span text:style-name="Code"><text:s text:c="4"/>newHandler := nextHandler findHandlerFor: exception.</text:span></text:p>
      <text:p text:style-name="P12"><text:span text:style-name="Code"><text:s text:c="4"/>newHandler isOuter: isOuter.</text:span></text:p>
      <text:p text:style-name="P12"><text:span text:style-name="Code"><text:s text:c="4"/>newHandler handle: exception.</text:span></text:p>
      <text:h text:style-name="Heading_20_3" text:outline-level="3">Outer</text:h>
      <text:p text:style-name="Text_20_body">In exceptions:</text:p>
      <text:p text:style-name="P12"><text:span text:style-name="Code"><text:s text:c="2"/>outer</text:span></text:p>
      <text:p text:style-name="P12"><text:span text:style-name="Code"><text:s text:c="4"/>^ self validHandler outer.</text:span></text:p>
      <text:p text:style-name="P12"><text:span text:style-name="Code"/></text:p>
      <text:p text:style-name="P12">In ExceptionHandler:</text:p>
      <text:p text:style-name="P12"><text:span text:style-name="Code"><text:s text:c="2"/></text:span></text:p>
      <text:p text:style-name="P12"><text:span text:style-name="Code"><text:s text:c="2"/>outer</text:span></text:p>
      <text:p text:style-name="P12"><text:span text:style-name="Code"><text:s text:c="4"/>| newHandler |</text:span></text:p>
      <text:p text:style-name="P12"><text:span text:style-name="Code"><text:s text:c="4"/>newHandler := nextHandler findHandlerFor: exception ifNone: [nil].</text:span></text:p>
      <text:p text:style-name="P12"><text:span text:style-name="Code"><text:s text:c="4"/>newHandler isOuter: true.</text:span></text:p>
      <text:p text:style-name="P12"><text:span text:style-name="Code"><text:s text:c="4"/>newHandler handle: exception.</text:span></text:p>
      <text:h text:style-name="Heading_20_3" text:outline-level="3">Retry</text:h>
      <text:p text:style-name="Text_20_body">In exceptions:</text:p>
      <text:p text:style-name="P12"><text:span text:style-name="Code"><text:s text:c="2"/>retry</text:span></text:p>
      <text:p text:style-name="P12"><text:span text:style-name="Code"><text:s text:c="4"/>^ self validHandler retry.</text:span></text:p>
      <text:p text:style-name="P12"><text:span text:style-name="Code"/></text:p>
      <text:p text:style-name="P12">In ExceptionHandler:</text:p>
      <text:p text:style-name="P12"><text:soft-page-break/><text:span text:style-name="Code"><text:s text:c="2"/></text:span></text:p>
      <text:p text:style-name="P12"><text:span text:style-name="Code"><text:s text:c="2"/>retry</text:span></text:p>
      <text:p text:style-name="P12"><text:span text:style-name="Code"><text:s text:c="4"/>needsRetry := true.</text:span></text:p>
      <text:p text:style-name="P12"><text:span text:style-name="Code"><text:s text:c="4"/>returnBlock value: nil.</text:span></text:p>
      <text:p text:style-name="P12"><text:span text:style-name="Code"><text:s text:c="4"/>“Execution does not reach here.”</text:span></text:p>
      <text:p text:style-name="P12"><text:span text:style-name="Code"><text:s text:c="4"/></text:span></text:p>
      <text:h text:style-name="Heading_20_3" text:outline-level="3">RetryUsing</text:h>
      <text:p text:style-name="Text_20_body">In exceptions:</text:p>
      <text:p text:style-name="P12"><text:span text:style-name="Code"><text:s text:c="2"/>retryUsing: newProtectedBlock</text:span></text:p>
      <text:p text:style-name="P12"><text:span text:style-name="Code"><text:s text:c="4"/>^ self validHandler retryUsing: newProtectedBlock.</text:span></text:p>
      <text:p text:style-name="P12"><text:span text:style-name="Code"/></text:p>
      <text:p text:style-name="P12">In ExceptionHandler:</text:p>
      <text:p text:style-name="P12"><text:span text:style-name="Code"><text:s text:c="2"/></text:span></text:p>
      <text:p text:style-name="P12"><text:span text:style-name="Code"><text:s text:c="2"/>retryUsing: newProtectedBlock</text:span></text:p>
      <text:p text:style-name="P12"><text:span text:style-name="Code"><text:s text:c="4"/>protectedBlock := newProtectedBlock.</text:span></text:p>
      <text:p text:style-name="P12"><text:span text:style-name="Code"><text:s text:c="4"/>^ self retry.</text:span></text:p>
      <text:h text:style-name="Heading_20_3" text:outline-level="3">isNested</text:h>
      <text:p text:style-name="Text_20_body">&gt;&gt;&gt;Needs to be written</text:p>
      <text:h text:style-name="Heading_20_1" text:outline-level="1">Tail-call elimination</text:h>
      <text:p text:style-name="Text_20_body">&gt;&gt;&gt;Needs to be written</text:p>
      <text:h text:style-name="Heading_20_1" text:outline-level="1">Debugging</text:h>
      <text:p text:style-name="Text_20_body">&gt;&gt;&gt;Needs to be written</text:p>
      <text:h text:style-name="Heading_20_1" text:outline-level="1">Optimization opportunities</text:h>
      <text:p text:style-name="Text_20_body">&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9-06T14:25:48.024173295</dc:date>
    <meta:editing-duration>P29DT22H39M50S</meta:editing-duration>
    <meta:editing-cycles>276</meta:editing-cycles>
    <meta:document-statistic meta:table-count="0" meta:image-count="1" meta:object-count="0" meta:page-count="27" meta:paragraph-count="539" meta:word-count="9624" meta:character-count="61469" meta:non-whitespace-character-count="51092"/>
  </office:meta>
</office:document-meta>
</file>